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restStopper.run( IProgressMonitor moni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orrestStopper.ForrestStopper( String working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